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</office:automatic-styles>
  <office:body>
    <office:spreadsheet>
      <table:table table:name="Lis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13.493">
            <text:p>13.493</text:p>
          </table:table-cell>
          <table:table-cell office:value-type="float" office:value="1239">
            <text:p>1239</text:p>
          </table:table-cell>
          <table:table-cell office:value-type="float" office:value="241.29">
            <text:p>241.29</text:p>
          </table:table-cell>
          <table:table-cell office:value-type="float" office:value="100">
            <text:p>100</text:p>
          </table:table-cell>
          <table:table-cell table:formula="of:=[.F1]/[.$F$1]" office:value-type="float" office:value="1">
            <text:p>1</text:p>
          </table:table-cell>
          <table:table-cell table:formula="of:=POWER(LOG([.F1];2)/LOG([.$F$1];2);[.$L$1])" office:value-type="float" office:value="1">
            <text:p>1</text:p>
          </table:table-cell>
          <table:table-cell table:formula="of:=[.$D$1]*[.G1]*[.H1]" office:value-type="float" office:value="1239">
            <text:p>1239</text:p>
          </table:table-cell>
          <table:table-cell table:formula="of:=[.D1]/[.I1]" office:value-type="float" office:value="1">
            <text:p>1</text:p>
          </table:table-cell>
          <table:table-cell office:value-type="string">
            <text:p>exponent: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3">
            <text:p>53</text:p>
          </table:table-cell>
          <table:table-cell office:value-type="float" office:value="14.211">
            <text:p>14.211</text:p>
          </table:table-cell>
          <table:table-cell office:value-type="float" office:value="1674">
            <text:p>1674</text:p>
          </table:table-cell>
          <table:table-cell office:value-type="float" office:value="290.767">
            <text:p>290.767</text:p>
          </table:table-cell>
          <table:table-cell office:value-type="float" office:value="120">
            <text:p>120</text:p>
          </table:table-cell>
          <table:table-cell table:formula="of:=[.F2]/[.$F$1]" office:value-type="float" office:value="1.2">
            <text:p>1.2</text:p>
          </table:table-cell>
          <table:table-cell table:formula="of:=POWER(LOG([.F2];2)/LOG([.$F$1];2);[.$L$1])" office:value-type="float" office:value="1.01171620448408">
            <text:p>1.0117162045</text:p>
          </table:table-cell>
          <table:table-cell table:formula="of:=[.$D$1]*[.G2]*[.H2]" office:value-type="float" office:value="1504.21965282693">
            <text:p>1504.2196528269</text:p>
          </table:table-cell>
          <table:table-cell table:formula="of:=[.D2]/[.I2]" office:value-type="float" office:value="1.11286938503562">
            <text:p>1.11286938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15.78">
            <text:p>15.78</text:p>
          </table:table-cell>
          <table:table-cell office:value-type="float" office:value="1674">
            <text:p>1674</text:p>
          </table:table-cell>
          <table:table-cell office:value-type="float" office:value="335.708">
            <text:p>335.708</text:p>
          </table:table-cell>
          <table:table-cell office:value-type="float" office:value="144">
            <text:p>144</text:p>
          </table:table-cell>
          <table:table-cell table:formula="of:=[.F3]/[.$F$1]" office:value-type="float" office:value="1.44">
            <text:p>1.44</text:p>
          </table:table-cell>
          <table:table-cell table:formula="of:=POWER(LOG([.F3];2)/LOG([.$F$1];2);[.$L$1])" office:value-type="float" office:value="1.02312410506472">
            <text:p>1.0231241051</text:p>
          </table:table-cell>
          <table:table-cell table:formula="of:=[.$D$1]*[.G3]*[.H3]" office:value-type="float" office:value="1825.41710329226">
            <text:p>1825.4171032923</text:p>
          </table:table-cell>
          <table:table-cell table:formula="of:=[.D3]/[.I3]" office:value-type="float" office:value="0.917050682269179">
            <text:p>0.9170506823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65">
            <text:p>65</text:p>
          </table:table-cell>
          <table:table-cell office:value-type="float" office:value="16.751">
            <text:p>16.751</text:p>
          </table:table-cell>
          <table:table-cell office:value-type="float" office:value="2434">
            <text:p>2434</text:p>
          </table:table-cell>
          <table:table-cell office:value-type="float" office:value="391.953">
            <text:p>391.953</text:p>
          </table:table-cell>
          <table:table-cell office:value-type="float" office:value="172">
            <text:p>172</text:p>
          </table:table-cell>
          <table:table-cell table:formula="of:=[.F4]/[.$F$1]" office:value-type="float" office:value="1.72">
            <text:p>1.72</text:p>
          </table:table-cell>
          <table:table-cell table:formula="of:=POWER(LOG([.F4];2)/LOG([.$F$1];2);[.$L$1])" office:value-type="float" office:value="1.03396315122505">
            <text:p>1.0339631512</text:p>
          </table:table-cell>
          <table:table-cell table:formula="of:=[.$D$1]*[.G4]*[.H4]" office:value-type="float" office:value="2203.45819231268">
            <text:p>2203.4581923127</text:p>
          </table:table-cell>
          <table:table-cell table:formula="of:=[.D4]/[.I4]" office:value-type="float" office:value="1.10462726658106">
            <text:p>1.1046272666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68">
            <text:p>68</text:p>
          </table:table-cell>
          <table:table-cell office:value-type="float" office:value="17.823">
            <text:p>17.823</text:p>
          </table:table-cell>
          <table:table-cell office:value-type="float" office:value="2434">
            <text:p>2434</text:p>
          </table:table-cell>
          <table:table-cell office:value-type="float" office:value="422.655">
            <text:p>422.655</text:p>
          </table:table-cell>
          <table:table-cell office:value-type="float" office:value="206">
            <text:p>206</text:p>
          </table:table-cell>
          <table:table-cell table:formula="of:=[.F5]/[.$F$1]" office:value-type="float" office:value="2.06">
            <text:p>2.06</text:p>
          </table:table-cell>
          <table:table-cell table:formula="of:=POWER(LOG([.F5];2)/LOG([.$F$1];2);[.$L$1])" office:value-type="float" office:value="1.04470225322042">
            <text:p>1.0447022532</text:p>
          </table:table-cell>
          <table:table-cell table:formula="of:=[.$D$1]*[.G5]*[.H5]" office:value-type="float" office:value="2666.4353489846">
            <text:p>2666.4353489846</text:p>
          </table:table-cell>
          <table:table-cell table:formula="of:=[.D5]/[.I5]" office:value-type="float" office:value="0.91282918257399">
            <text:p>0.9128291826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5">
            <text:p>75</text:p>
          </table:table-cell>
          <table:table-cell office:value-type="float" office:value="18.649">
            <text:p>18.649</text:p>
          </table:table-cell>
          <table:table-cell office:value-type="float" office:value="4276">
            <text:p>4276</text:p>
          </table:table-cell>
          <table:table-cell office:value-type="float" office:value="478.186">
            <text:p>478.186</text:p>
          </table:table-cell>
          <table:table-cell office:value-type="float" office:value="247">
            <text:p>247</text:p>
          </table:table-cell>
          <table:table-cell table:formula="of:=[.F6]/[.$F$1]" office:value-type="float" office:value="2.47">
            <text:p>2.47</text:p>
          </table:table-cell>
          <table:table-cell table:formula="of:=POWER(LOG([.F6];2)/LOG([.$F$1];2);[.$L$1])" office:value-type="float" office:value="1.05525473678737">
            <text:p>1.0552547368</text:p>
          </table:table-cell>
          <table:table-cell table:formula="of:=[.$D$1]*[.G6]*[.H6]" office:value-type="float" office:value="3229.42772863248">
            <text:p>3229.4277286325</text:p>
          </table:table-cell>
          <table:table-cell table:formula="of:=[.D6]/[.I6]" office:value-type="float" office:value="1.32407360043654">
            <text:p>1.3240736004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9">
            <text:p>79</text:p>
          </table:table-cell>
          <table:table-cell office:value-type="float" office:value="20.64">
            <text:p>20.64</text:p>
          </table:table-cell>
          <table:table-cell office:value-type="float" office:value="4276">
            <text:p>4276</text:p>
          </table:table-cell>
          <table:table-cell office:value-type="float" office:value="533.284">
            <text:p>533.284</text:p>
          </table:table-cell>
          <table:table-cell office:value-type="float" office:value="296">
            <text:p>296</text:p>
          </table:table-cell>
          <table:table-cell table:formula="of:=[.F7]/[.$F$1]" office:value-type="float" office:value="2.96">
            <text:p>2.96</text:p>
          </table:table-cell>
          <table:table-cell table:formula="of:=POWER(LOG([.F7];2)/LOG([.$F$1];2);[.$L$1])" office:value-type="float" office:value="1.06553619079258">
            <text:p>1.0655361908</text:p>
          </table:table-cell>
          <table:table-cell table:formula="of:=[.$D$1]*[.G7]*[.H7]" office:value-type="float" office:value="3907.79004756035">
            <text:p>3907.7900475604</text:p>
          </table:table-cell>
          <table:table-cell table:formula="of:=[.D7]/[.I7]" office:value-type="float" office:value="1.09422459957119">
            <text:p>1.0942245996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86">
            <text:p>86</text:p>
          </table:table-cell>
          <table:table-cell office:value-type="float" office:value="21.894">
            <text:p>21.894</text:p>
          </table:table-cell>
          <table:table-cell office:value-type="float" office:value="4658">
            <text:p>4658</text:p>
          </table:table-cell>
          <table:table-cell office:value-type="float" office:value="601.101">
            <text:p>601.101</text:p>
          </table:table-cell>
          <table:table-cell office:value-type="float" office:value="355">
            <text:p>355</text:p>
          </table:table-cell>
          <table:table-cell table:formula="of:=[.F8]/[.$F$1]" office:value-type="float" office:value="3.55">
            <text:p>3.55</text:p>
          </table:table-cell>
          <table:table-cell table:formula="of:=POWER(LOG([.F8];2)/LOG([.$F$1];2);[.$L$1])" office:value-type="float" office:value="1.07563449723193">
            <text:p>1.0756344972</text:p>
          </table:table-cell>
          <table:table-cell table:formula="of:=[.$D$1]*[.G8]*[.H8]" office:value-type="float" office:value="4731.12455434977">
            <text:p>4731.1245543498</text:p>
          </table:table-cell>
          <table:table-cell table:formula="of:=[.D8]/[.I8]" office:value-type="float" office:value="0.984543938019441">
            <text:p>0.984543938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90">
            <text:p>90</text:p>
          </table:table-cell>
          <table:table-cell office:value-type="float" office:value="22.868">
            <text:p>22.868</text:p>
          </table:table-cell>
          <table:table-cell office:value-type="float" office:value="7151">
            <text:p>7151</text:p>
          </table:table-cell>
          <table:table-cell office:value-type="float" office:value="657.62">
            <text:p>657.62</text:p>
          </table:table-cell>
          <table:table-cell office:value-type="float" office:value="426">
            <text:p>426</text:p>
          </table:table-cell>
          <table:table-cell table:formula="of:=[.F9]/[.$F$1]" office:value-type="float" office:value="4.26">
            <text:p>4.26</text:p>
          </table:table-cell>
          <table:table-cell table:formula="of:=POWER(LOG([.F9];2)/LOG([.$F$1];2);[.$L$1])" office:value-type="float" office:value="1.08554660768387">
            <text:p>1.0855466077</text:p>
          </table:table-cell>
          <table:table-cell table:formula="of:=[.$D$1]*[.G9]*[.H9]" office:value-type="float" office:value="5729.66697188052">
            <text:p>5729.6669718805</text:p>
          </table:table-cell>
          <table:table-cell table:formula="of:=[.D9]/[.I9]" office:value-type="float" office:value="1.24806555688052">
            <text:p>1.2480655569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5">
            <text:p>95</text:p>
          </table:table-cell>
          <table:table-cell office:value-type="float" office:value="23.325">
            <text:p>23.325</text:p>
          </table:table-cell>
          <table:table-cell office:value-type="float" office:value="7151">
            <text:p>7151</text:p>
          </table:table-cell>
          <table:table-cell office:value-type="float" office:value="712.159">
            <text:p>712.159</text:p>
          </table:table-cell>
          <table:table-cell office:value-type="float" office:value="511">
            <text:p>511</text:p>
          </table:table-cell>
          <table:table-cell table:formula="of:=[.F10]/[.$F$1]" office:value-type="float" office:value="5.11">
            <text:p>5.11</text:p>
          </table:table-cell>
          <table:table-cell table:formula="of:=POWER(LOG([.F10];2)/LOG([.$F$1];2);[.$L$1])" office:value-type="float" office:value="1.09523130373265">
            <text:p>1.0952313037</text:p>
          </table:table-cell>
          <table:table-cell table:formula="of:=[.$D$1]*[.G10]*[.H10]" office:value-type="float" office:value="6934.22700100951">
            <text:p>6934.2270010095</text:p>
          </table:table-cell>
          <table:table-cell table:formula="of:=[.D10]/[.I10]" office:value-type="float" office:value="1.03126130698619">
            <text:p>1.031261307</text:p>
          </table:table-cell>
          <table:table-cell table:number-columns-repeated="2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04">
            <text:p>104</text:p>
          </table:table-cell>
          <table:table-cell office:value-type="float" office:value="26.061">
            <text:p>26.061</text:p>
          </table:table-cell>
          <table:table-cell office:value-type="float" office:value="8350">
            <text:p>8350</text:p>
          </table:table-cell>
          <table:table-cell office:value-type="float" office:value="781.214">
            <text:p>781.214</text:p>
          </table:table-cell>
          <table:table-cell office:value-type="float" office:value="613">
            <text:p>613</text:p>
          </table:table-cell>
          <table:table-cell table:formula="of:=[.F11]/[.$F$1]" office:value-type="float" office:value="6.13">
            <text:p>6.13</text:p>
          </table:table-cell>
          <table:table-cell table:formula="of:=POWER(LOG([.F11];2)/LOG([.$F$1];2);[.$L$1])" office:value-type="float" office:value="1.10472356137919">
            <text:p>1.1047235614</text:p>
          </table:table-cell>
          <table:table-cell table:formula="of:=[.$D$1]*[.G11]*[.H11]" office:value-type="float" office:value="8390.45277932422">
            <text:p>8390.4527793242</text:p>
          </table:table-cell>
          <table:table-cell table:formula="of:=[.D11]/[.I11]" office:value-type="float" office:value="0.995178713188887">
            <text:p>0.9951787132</text:p>
          </table:table-cell>
          <table:table-cell table:number-columns-repeated="2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19">
            <text:p>119</text:p>
          </table:table-cell>
          <table:table-cell office:value-type="float" office:value="27.807">
            <text:p>27.807</text:p>
          </table:table-cell>
          <table:table-cell office:value-type="float" office:value="8884">
            <text:p>8884</text:p>
          </table:table-cell>
          <table:table-cell office:value-type="float" office:value="852.639">
            <text:p>852.639</text:p>
          </table:table-cell>
          <table:table-cell office:value-type="float" office:value="735">
            <text:p>735</text:p>
          </table:table-cell>
          <table:table-cell table:formula="of:=[.F12]/[.$F$1]" office:value-type="float" office:value="7.35">
            <text:p>7.35</text:p>
          </table:table-cell>
          <table:table-cell table:formula="of:=POWER(LOG([.F12];2)/LOG([.$F$1];2);[.$L$1])" office:value-type="float" office:value="1.11400443262048">
            <text:p>1.1140044326</text:p>
          </table:table-cell>
          <table:table-cell table:formula="of:=[.$D$1]*[.G12]*[.H12]" office:value-type="float" office:value="10144.8484663233">
            <text:p>10144.8484663233</text:p>
          </table:table-cell>
          <table:table-cell table:formula="of:=[.D12]/[.I12]" office:value-type="float" office:value="0.875715396784012">
            <text:p>0.8757153968</text:p>
          </table:table-cell>
          <table:table-cell table:number-columns-repeated="2"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20">
            <text:p>120</text:p>
          </table:table-cell>
          <table:table-cell office:value-type="float" office:value="28.74">
            <text:p>28.74</text:p>
          </table:table-cell>
          <table:table-cell office:value-type="float" office:value="10217">
            <text:p>10217</text:p>
          </table:table-cell>
          <table:table-cell office:value-type="float" office:value="923.237">
            <text:p>923.237</text:p>
          </table:table-cell>
          <table:table-cell office:value-type="float" office:value="882">
            <text:p>882</text:p>
          </table:table-cell>
          <table:table-cell table:formula="of:=[.F13]/[.$F$1]" office:value-type="float" office:value="8.82">
            <text:p>8.82</text:p>
          </table:table-cell>
          <table:table-cell table:formula="of:=POWER(LOG([.F13];2)/LOG([.$F$1];2);[.$L$1])" office:value-type="float" office:value="1.12314885794423">
            <text:p>1.1231488579</text:p>
          </table:table-cell>
          <table:table-cell table:formula="of:=[.$D$1]*[.G13]*[.H13]" office:value-type="float" office:value="12273.7482566373">
            <text:p>12273.7482566373</text:p>
          </table:table-cell>
          <table:table-cell table:formula="of:=[.D13]/[.I13]" office:value-type="float" office:value="0.832427045623565">
            <text:p>0.8324270456</text:p>
          </table:table-cell>
          <table:table-cell table:number-columns-repeated="2"/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25">
            <text:p>125</text:p>
          </table:table-cell>
          <table:table-cell office:value-type="float" office:value="29.796">
            <text:p>29.796</text:p>
          </table:table-cell>
          <table:table-cell office:value-type="float" office:value="12884">
            <text:p>12884</text:p>
          </table:table-cell>
          <table:table-cell office:value-type="float" office:value="1002.078">
            <text:p>1002.078</text:p>
          </table:table-cell>
          <table:table-cell office:value-type="float" office:value="1058">
            <text:p>1058</text:p>
          </table:table-cell>
          <table:table-cell table:formula="of:=[.F14]/[.$F$1]" office:value-type="float" office:value="10.58">
            <text:p>10.58</text:p>
          </table:table-cell>
          <table:table-cell table:formula="of:=POWER(LOG([.F14];2)/LOG([.$F$1];2);[.$L$1])" office:value-type="float" office:value="1.13210435369816">
            <text:p>1.1321043537</text:p>
          </table:table-cell>
          <table:table-cell table:formula="of:=[.$D$1]*[.G14]*[.H14]" office:value-type="float" office:value="14840.3257729747">
            <text:p>14840.3257729747</text:p>
          </table:table-cell>
          <table:table-cell table:formula="of:=[.D14]/[.I14]" office:value-type="float" office:value="0.868175011593255">
            <text:p>0.8681750116</text:p>
          </table:table-cell>
          <table:table-cell table:number-columns-repeated="2"/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139">
            <text:p>139</text:p>
          </table:table-cell>
          <table:table-cell office:value-type="float" office:value="32.318">
            <text:p>32.318</text:p>
          </table:table-cell>
          <table:table-cell office:value-type="float" office:value="16163">
            <text:p>16163</text:p>
          </table:table-cell>
          <table:table-cell office:value-type="float" office:value="1097.706">
            <text:p>1097.706</text:p>
          </table:table-cell>
          <table:table-cell office:value-type="float" office:value="1269">
            <text:p>1269</text:p>
          </table:table-cell>
          <table:table-cell table:formula="of:=[.F15]/[.$F$1]" office:value-type="float" office:value="12.69">
            <text:p>12.69</text:p>
          </table:table-cell>
          <table:table-cell table:formula="of:=POWER(LOG([.F15];2)/LOG([.$F$1];2);[.$L$1])" office:value-type="float" office:value="1.14089299882932">
            <text:p>1.1408929988</text:p>
          </table:table-cell>
          <table:table-cell table:formula="of:=[.$D$1]*[.G15]*[.H15]" office:value-type="float" office:value="17938.1579402235">
            <text:p>17938.1579402235</text:p>
          </table:table-cell>
          <table:table-cell table:formula="of:=[.D15]/[.I15]" office:value-type="float" office:value="0.901040120945584">
            <text:p>0.9010401209</text:p>
          </table:table-cell>
          <table:table-cell table:number-columns-repeated="2"/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52">
            <text:p>152</text:p>
          </table:table-cell>
          <table:table-cell office:value-type="float" office:value="33.559">
            <text:p>33.559</text:p>
          </table:table-cell>
          <table:table-cell office:value-type="float" office:value="19761">
            <text:p>19761</text:p>
          </table:table-cell>
          <table:table-cell office:value-type="float" office:value="1170.916">
            <text:p>1170.916</text:p>
          </table:table-cell>
          <table:table-cell office:value-type="float" office:value="1522">
            <text:p>1522</text:p>
          </table:table-cell>
          <table:table-cell table:formula="of:=[.F16]/[.$F$1]" office:value-type="float" office:value="15.22">
            <text:p>15.22</text:p>
          </table:table-cell>
          <table:table-cell table:formula="of:=POWER(LOG([.F16];2)/LOG([.$F$1];2);[.$L$1])" office:value-type="float" office:value="1.14952396802112">
            <text:p>1.149523968</text:p>
          </table:table-cell>
          <table:table-cell table:formula="of:=[.$D$1]*[.G16]*[.H16]" office:value-type="float" office:value="21677.2401888757">
            <text:p>21677.2401888757</text:p>
          </table:table-cell>
          <table:table-cell table:formula="of:=[.D16]/[.I16]" office:value-type="float" office:value="0.911601284472595">
            <text:p>0.9116012845</text:p>
          </table:table-cell>
          <table:table-cell table:number-columns-repeated="2"/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50">
            <text:p>150</text:p>
          </table:table-cell>
          <table:table-cell office:value-type="float" office:value="34.843">
            <text:p>34.843</text:p>
          </table:table-cell>
          <table:table-cell office:value-type="float" office:value="23743">
            <text:p>23743</text:p>
          </table:table-cell>
          <table:table-cell office:value-type="float" office:value="1244.942">
            <text:p>1244.942</text:p>
          </table:table-cell>
          <table:table-cell office:value-type="float" office:value="1826">
            <text:p>1826</text:p>
          </table:table-cell>
          <table:table-cell table:formula="of:=[.F17]/[.$F$1]" office:value-type="float" office:value="18.26">
            <text:p>18.26</text:p>
          </table:table-cell>
          <table:table-cell table:formula="of:=POWER(LOG([.F17];2)/LOG([.$F$1];2);[.$L$1])" office:value-type="float" office:value="1.15802049849283">
            <text:p>1.1580204985</text:p>
          </table:table-cell>
          <table:table-cell table:formula="of:=[.$D$1]*[.G17]*[.H17]" office:value-type="float" office:value="26199.2178807717">
            <text:p>26199.2178807717</text:p>
          </table:table-cell>
          <table:table-cell table:formula="of:=[.D17]/[.I17]" office:value-type="float" office:value="0.906248427264145">
            <text:p>0.9062484273</text:p>
          </table:table-cell>
          <table:table-cell table:number-columns-repeated="2"/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144">
            <text:p>144</text:p>
          </table:table-cell>
          <table:table-cell office:value-type="float" office:value="36.732">
            <text:p>36.732</text:p>
          </table:table-cell>
          <table:table-cell office:value-type="float" office:value="30791">
            <text:p>30791</text:p>
          </table:table-cell>
          <table:table-cell office:value-type="float" office:value="1342.17">
            <text:p>1342.17</text:p>
          </table:table-cell>
          <table:table-cell office:value-type="float" office:value="2191">
            <text:p>2191</text:p>
          </table:table-cell>
          <table:table-cell table:formula="of:=[.F18]/[.$F$1]" office:value-type="float" office:value="21.91">
            <text:p>21.91</text:p>
          </table:table-cell>
          <table:table-cell table:formula="of:=POWER(LOG([.F18];2)/LOG([.$F$1];2);[.$L$1])" office:value-type="float" office:value="1.16637981992869">
            <text:p>1.1663798199</text:p>
          </table:table-cell>
          <table:table-cell table:formula="of:=[.$D$1]*[.G18]*[.H18]" office:value-type="float" office:value="31663.1181178961">
            <text:p>31663.1181178961</text:p>
          </table:table-cell>
          <table:table-cell table:formula="of:=[.D18]/[.I18]" office:value-type="float" office:value="0.972456341329088">
            <text:p>0.9724563413</text:p>
          </table:table-cell>
          <table:table-cell table:number-columns-repeated="2"/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166">
            <text:p>166</text:p>
          </table:table-cell>
          <table:table-cell office:value-type="float" office:value="38.615">
            <text:p>38.615</text:p>
          </table:table-cell>
          <table:table-cell office:value-type="float" office:value="35011">
            <text:p>35011</text:p>
          </table:table-cell>
          <table:table-cell office:value-type="float" office:value="1444.507">
            <text:p>1444.507</text:p>
          </table:table-cell>
          <table:table-cell office:value-type="float" office:value="2629">
            <text:p>2629</text:p>
          </table:table-cell>
          <table:table-cell table:formula="of:=[.F19]/[.$F$1]" office:value-type="float" office:value="26.29">
            <text:p>26.29</text:p>
          </table:table-cell>
          <table:table-cell table:formula="of:=POWER(LOG([.F19];2)/LOG([.$F$1];2);[.$L$1])" office:value-type="float" office:value="1.17460232200545">
            <text:p>1.174602322</text:p>
          </table:table-cell>
          <table:table-cell table:formula="of:=[.$D$1]*[.G19]*[.H19]" office:value-type="float" office:value="38260.6855614033">
            <text:p>38260.6855614033</text:p>
          </table:table-cell>
          <table:table-cell table:formula="of:=[.D19]/[.I19]" office:value-type="float" office:value="0.915064627992929">
            <text:p>0.915064628</text:p>
          </table:table-cell>
          <table:table-cell table:number-columns-repeated="2"/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169">
            <text:p>169</text:p>
          </table:table-cell>
          <table:table-cell office:value-type="float" office:value="40.443">
            <text:p>40.443</text:p>
          </table:table-cell>
          <table:table-cell office:value-type="float" office:value="43350">
            <text:p>43350</text:p>
          </table:table-cell>
          <table:table-cell office:value-type="float" office:value="1516.192">
            <text:p>1516.192</text:p>
          </table:table-cell>
          <table:table-cell office:value-type="float" office:value="3154">
            <text:p>3154</text:p>
          </table:table-cell>
          <table:table-cell table:formula="of:=[.F20]/[.$F$1]" office:value-type="float" office:value="31.54">
            <text:p>31.54</text:p>
          </table:table-cell>
          <table:table-cell table:formula="of:=POWER(LOG([.F20];2)/LOG([.$F$1];2);[.$L$1])" office:value-type="float" office:value="1.18268485056276">
            <text:p>1.1826848506</text:p>
          </table:table-cell>
          <table:table-cell table:formula="of:=[.$D$1]*[.G20]*[.H20]" office:value-type="float" office:value="46217.0295513826">
            <text:p>46217.0295513826</text:p>
          </table:table-cell>
          <table:table-cell table:formula="of:=[.D20]/[.I20]" office:value-type="float" office:value="0.937965949365155">
            <text:p>0.9379659494</text:p>
          </table:table-cell>
          <table:table-cell table:number-columns-repeated="2"/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177">
            <text:p>177</text:p>
          </table:table-cell>
          <table:table-cell office:value-type="float" office:value="42.235">
            <text:p>42.235</text:p>
          </table:table-cell>
          <table:table-cell office:value-type="float" office:value="52029">
            <text:p>52029</text:p>
          </table:table-cell>
          <table:table-cell office:value-type="float" office:value="1616.021">
            <text:p>1616.021</text:p>
          </table:table-cell>
          <table:table-cell office:value-type="float" office:value="3784">
            <text:p>3784</text:p>
          </table:table-cell>
          <table:table-cell table:formula="of:=[.F21]/[.$F$1]" office:value-type="float" office:value="37.84">
            <text:p>37.84</text:p>
          </table:table-cell>
          <table:table-cell table:formula="of:=POWER(LOG([.F21];2)/LOG([.$F$1];2);[.$L$1])" office:value-type="float" office:value="1.1906423407057">
            <text:p>1.1906423407</text:p>
          </table:table-cell>
          <table:table-cell table:formula="of:=[.$D$1]*[.G21]*[.H21]" office:value-type="float" office:value="55821.7897474844">
            <text:p>55821.7897474844</text:p>
          </table:table-cell>
          <table:table-cell table:formula="of:=[.D21]/[.I21]" office:value-type="float" office:value="0.932055389756554">
            <text:p>0.9320553898</text:p>
          </table:table-cell>
          <table:table-cell table:number-columns-repeated="2"/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179">
            <text:p>179</text:p>
          </table:table-cell>
          <table:table-cell office:value-type="float" office:value="44.476">
            <text:p>44.476</text:p>
          </table:table-cell>
          <table:table-cell office:value-type="float" office:value="63172">
            <text:p>63172</text:p>
          </table:table-cell>
          <table:table-cell office:value-type="float" office:value="1711.698">
            <text:p>1711.698</text:p>
          </table:table-cell>
          <table:table-cell office:value-type="float" office:value="4540">
            <text:p>4540</text:p>
          </table:table-cell>
          <table:table-cell table:formula="of:=[.F22]/[.$F$1]" office:value-type="float" office:value="45.4">
            <text:p>45.4</text:p>
          </table:table-cell>
          <table:table-cell table:formula="of:=POWER(LOG([.F22];2)/LOG([.$F$1];2);[.$L$1])" office:value-type="float" office:value="1.19847913970605">
            <text:p>1.1984791397</text:p>
          </table:table-cell>
          <table:table-cell table:formula="of:=[.$D$1]*[.G22]*[.H22]" office:value-type="float" office:value="67415.1706959489">
            <text:p>67415.1706959489</text:p>
          </table:table-cell>
          <table:table-cell table:formula="of:=[.D22]/[.I22]" office:value-type="float" office:value="0.937059112182832">
            <text:p>0.9370591122</text:p>
          </table:table-cell>
          <table:table-cell table:number-columns-repeated="2"/>
        </table:table-row>
        <table:table-row table:style-name="ro1">
          <table:table-cell office:value-type="float" office:value="5448">
            <text:p>5448</text:p>
          </table:table-cell>
          <table:table-cell office:value-type="float" office:value="199">
            <text:p>199</text:p>
          </table:table-cell>
          <table:table-cell office:value-type="float" office:value="46.52">
            <text:p>46.52</text:p>
          </table:table-cell>
          <table:table-cell office:value-type="float" office:value="80006">
            <text:p>80006</text:p>
          </table:table-cell>
          <table:table-cell office:value-type="float" office:value="1827.281">
            <text:p>1827.281</text:p>
          </table:table-cell>
          <table:table-cell office:value-type="float" office:value="5448">
            <text:p>5448</text:p>
          </table:table-cell>
          <table:table-cell table:formula="of:=[.F23]/[.$F$1]" office:value-type="float" office:value="54.48">
            <text:p>54.48</text:p>
          </table:table-cell>
          <table:table-cell table:formula="of:=POWER(LOG([.F23];2)/LOG([.$F$1];2);[.$L$1])" office:value-type="float" office:value="1.20620557059958">
            <text:p>1.2062055706</text:p>
          </table:table-cell>
          <table:table-cell table:formula="of:=[.$D$1]*[.G23]*[.H23]" office:value-type="float" office:value="81419.7444834827">
            <text:p>81419.7444834827</text:p>
          </table:table-cell>
          <table:table-cell table:formula="of:=[.D23]/[.I23]" office:value-type="float" office:value="0.982636343402312">
            <text:p>0.9826363434</text:p>
          </table:table-cell>
          <table:table-cell table:number-columns-repeated="2"/>
        </table:table-row>
        <table:table-row table:style-name="ro1">
          <table:table-cell office:value-type="float" office:value="6537">
            <text:p>6537</text:p>
          </table:table-cell>
          <table:table-cell office:value-type="float" office:value="206">
            <text:p>206</text:p>
          </table:table-cell>
          <table:table-cell office:value-type="float" office:value="47.713">
            <text:p>47.713</text:p>
          </table:table-cell>
          <table:table-cell office:value-type="float" office:value="97775">
            <text:p>97775</text:p>
          </table:table-cell>
          <table:table-cell office:value-type="float" office:value="1916.831">
            <text:p>1916.831</text:p>
          </table:table-cell>
          <table:table-cell office:value-type="float" office:value="6537">
            <text:p>6537</text:p>
          </table:table-cell>
          <table:table-cell table:formula="of:=[.F24]/[.$F$1]" office:value-type="float" office:value="65.37">
            <text:p>65.37</text:p>
          </table:table-cell>
          <table:table-cell table:formula="of:=POWER(LOG([.F24];2)/LOG([.$F$1];2);[.$L$1])" office:value-type="float" office:value="1.2138144106395">
            <text:p>1.2138144106</text:p>
          </table:table-cell>
          <table:table-cell table:formula="of:=[.$D$1]*[.G24]*[.H24]" office:value-type="float" office:value="98310.9925011213">
            <text:p>98310.9925011213</text:p>
          </table:table-cell>
          <table:table-cell table:formula="of:=[.D24]/[.I24]" office:value-type="float" office:value="0.994547990133299">
            <text:p>0.9945479901</text:p>
          </table:table-cell>
          <table:table-cell table:number-columns-repeated="2"/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224">
            <text:p>224</text:p>
          </table:table-cell>
          <table:table-cell office:value-type="float" office:value="49.114">
            <text:p>49.114</text:p>
          </table:table-cell>
          <table:table-cell office:value-type="float" office:value="112451">
            <text:p>112451</text:p>
          </table:table-cell>
          <table:table-cell office:value-type="float" office:value="2022.144">
            <text:p>2022.144</text:p>
          </table:table-cell>
          <table:table-cell office:value-type="float" office:value="7844">
            <text:p>7844</text:p>
          </table:table-cell>
          <table:table-cell table:formula="of:=[.F25]/[.$F$1]" office:value-type="float" office:value="78.44">
            <text:p>78.44</text:p>
          </table:table-cell>
          <table:table-cell table:formula="of:=POWER(LOG([.F25];2)/LOG([.$F$1];2);[.$L$1])" office:value-type="float" office:value="1.22131522515417">
            <text:p>1.2213152252</text:p>
          </table:table-cell>
          <table:table-cell table:formula="of:=[.$D$1]*[.G25]*[.H25]" office:value-type="float" office:value="118696.158197494">
            <text:p>118696.158197494</text:p>
          </table:table-cell>
          <table:table-cell table:formula="of:=[.D25]/[.I25]" office:value-type="float" office:value="0.947385338393992">
            <text:p>0.9473853384</text:p>
          </table:table-cell>
          <table:table-cell table:number-columns-repeated="2"/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217">
            <text:p>217</text:p>
          </table:table-cell>
          <table:table-cell office:value-type="float" office:value="52.497">
            <text:p>52.497</text:p>
          </table:table-cell>
          <table:table-cell office:value-type="float" office:value="141289">
            <text:p>141289</text:p>
          </table:table-cell>
          <table:table-cell office:value-type="float" office:value="2153.347">
            <text:p>2153.347</text:p>
          </table:table-cell>
          <table:table-cell office:value-type="float" office:value="9412">
            <text:p>9412</text:p>
          </table:table-cell>
          <table:table-cell table:formula="of:=[.F26]/[.$F$1]" office:value-type="float" office:value="94.12">
            <text:p>94.12</text:p>
          </table:table-cell>
          <table:table-cell table:formula="of:=POWER(LOG([.F26];2)/LOG([.$F$1];2);[.$L$1])" office:value-type="float" office:value="1.22870869434519">
            <text:p>1.2287086943</text:p>
          </table:table-cell>
          <table:table-cell table:formula="of:=[.$D$1]*[.G26]*[.H26]" office:value-type="float" office:value="143285.471204282">
            <text:p>143285.471204282</text:p>
          </table:table-cell>
          <table:table-cell table:formula="of:=[.D26]/[.I26]" office:value-type="float" office:value="0.986066478425886">
            <text:p>0.9860664784</text:p>
          </table:table-cell>
          <table:table-cell table:number-columns-repeated="2"/>
        </table:table-row>
        <table:table-row table:style-name="ro1">
          <table:table-cell office:value-type="float" office:value="11294">
            <text:p>11294</text:p>
          </table:table-cell>
          <table:table-cell office:value-type="float" office:value="219">
            <text:p>219</text:p>
          </table:table-cell>
          <table:table-cell office:value-type="float" office:value="54.35">
            <text:p>54.35</text:p>
          </table:table-cell>
          <table:table-cell office:value-type="float" office:value="169393">
            <text:p>169393</text:p>
          </table:table-cell>
          <table:table-cell office:value-type="float" office:value="2261.136">
            <text:p>2261.136</text:p>
          </table:table-cell>
          <table:table-cell office:value-type="float" office:value="11294">
            <text:p>11294</text:p>
          </table:table-cell>
          <table:table-cell table:formula="of:=[.F27]/[.$F$1]" office:value-type="float" office:value="112.94">
            <text:p>112.94</text:p>
          </table:table-cell>
          <table:table-cell table:formula="of:=POWER(LOG([.F27];2)/LOG([.$F$1];2);[.$L$1])" office:value-type="float" office:value="1.23600175996766">
            <text:p>1.23600176</text:p>
          </table:table-cell>
          <table:table-cell table:formula="of:=[.$D$1]*[.G27]*[.H27]" office:value-type="float" office:value="172957.014036957">
            <text:p>172957.014036957</text:p>
          </table:table-cell>
          <table:table-cell table:formula="of:=[.D27]/[.I27]" office:value-type="float" office:value="0.979393642652762">
            <text:p>0.9793936427</text:p>
          </table:table-cell>
          <table:table-cell table:number-columns-repeated="2"/>
        </table:table-row>
        <table:table-row table:style-name="ro1">
          <table:table-cell office:value-type="float" office:value="13552">
            <text:p>13552</text:p>
          </table:table-cell>
          <table:table-cell office:value-type="float" office:value="247">
            <text:p>247</text:p>
          </table:table-cell>
          <table:table-cell office:value-type="float" office:value="55.552">
            <text:p>55.552</text:p>
          </table:table-cell>
          <table:table-cell office:value-type="float" office:value="215052">
            <text:p>215052</text:p>
          </table:table-cell>
          <table:table-cell office:value-type="float" office:value="2380.979">
            <text:p>2380.979</text:p>
          </table:table-cell>
          <table:table-cell office:value-type="float" office:value="13552">
            <text:p>13552</text:p>
          </table:table-cell>
          <table:table-cell table:formula="of:=[.F28]/[.$F$1]" office:value-type="float" office:value="135.52">
            <text:p>135.52</text:p>
          </table:table-cell>
          <table:table-cell table:formula="of:=POWER(LOG([.F28];2)/LOG([.$F$1];2);[.$L$1])" office:value-type="float" office:value="1.24319484933674">
            <text:p>1.2431948493</text:p>
          </table:table-cell>
          <table:table-cell table:formula="of:=[.$D$1]*[.G28]*[.H28]" office:value-type="float" office:value="208743.95205184">
            <text:p>208743.95205184</text:p>
          </table:table-cell>
          <table:table-cell table:formula="of:=[.D28]/[.I28]" office:value-type="float" office:value="1.03021906927676">
            <text:p>1.0302190693</text:p>
          </table:table-cell>
          <table:table-cell table:number-columns-repeated="2"/>
        </table:table-row>
        <table:table-row table:style-name="ro1">
          <table:table-cell office:value-type="float" office:value="16262">
            <text:p>16262</text:p>
          </table:table-cell>
          <table:table-cell office:value-type="float" office:value="250">
            <text:p>250</text:p>
          </table:table-cell>
          <table:table-cell office:value-type="float" office:value="58.103">
            <text:p>58.103</text:p>
          </table:table-cell>
          <table:table-cell office:value-type="float" office:value="251803">
            <text:p>251803</text:p>
          </table:table-cell>
          <table:table-cell office:value-type="float" office:value="2508.083">
            <text:p>2508.083</text:p>
          </table:table-cell>
          <table:table-cell office:value-type="float" office:value="16262">
            <text:p>16262</text:p>
          </table:table-cell>
          <table:table-cell table:formula="of:=[.F29]/[.$F$1]" office:value-type="float" office:value="162.62">
            <text:p>162.62</text:p>
          </table:table-cell>
          <table:table-cell table:formula="of:=POWER(LOG([.F29];2)/LOG([.$F$1];2);[.$L$1])" office:value-type="float" office:value="1.25029344948773">
            <text:p>1.2502934495</text:p>
          </table:table-cell>
          <table:table-cell table:formula="of:=[.$D$1]*[.G29]*[.H29]" office:value-type="float" office:value="251916.851016306">
            <text:p>251916.851016306</text:p>
          </table:table-cell>
          <table:table-cell table:formula="of:=[.D29]/[.I29]" office:value-type="float" office:value="0.999548061132686">
            <text:p>0.9995480611</text:p>
          </table:table-cell>
          <table:table-cell table:number-columns-repeated="2"/>
        </table:table-row>
        <table:table-row table:style-name="ro1">
          <table:table-cell office:value-type="float" office:value="19514">
            <text:p>19514</text:p>
          </table:table-cell>
          <table:table-cell office:value-type="float" office:value="272">
            <text:p>272</text:p>
          </table:table-cell>
          <table:table-cell office:value-type="float" office:value="60.689">
            <text:p>60.689</text:p>
          </table:table-cell>
          <table:table-cell office:value-type="float" office:value="315645">
            <text:p>315645</text:p>
          </table:table-cell>
          <table:table-cell office:value-type="float" office:value="2647.064">
            <text:p>2647.064</text:p>
          </table:table-cell>
          <table:table-cell office:value-type="float" office:value="19514">
            <text:p>19514</text:p>
          </table:table-cell>
          <table:table-cell table:formula="of:=[.F30]/[.$F$1]" office:value-type="float" office:value="195.14">
            <text:p>195.14</text:p>
          </table:table-cell>
          <table:table-cell table:formula="of:=POWER(LOG([.F30];2)/LOG([.$F$1];2);[.$L$1])" office:value-type="float" office:value="1.25729939265958">
            <text:p>1.2572993927</text:p>
          </table:table-cell>
          <table:table-cell table:formula="of:=[.$D$1]*[.G30]*[.H30]" office:value-type="float" office:value="303987.910916169">
            <text:p>303987.910916169</text:p>
          </table:table-cell>
          <table:table-cell table:formula="of:=[.D30]/[.I30]" office:value-type="float" office:value="1.03834721271875">
            <text:p>1.0383472127</text:p>
          </table:table-cell>
          <table:table-cell table:number-columns-repeated="2"/>
        </table:table-row>
        <table:table-row table:style-name="ro1">
          <table:table-cell office:value-type="float" office:value="23416">
            <text:p>23416</text:p>
          </table:table-cell>
          <table:table-cell office:value-type="float" office:value="273">
            <text:p>273</text:p>
          </table:table-cell>
          <table:table-cell office:value-type="float" office:value="63.405">
            <text:p>63.405</text:p>
          </table:table-cell>
          <table:table-cell office:value-type="float" office:value="379874">
            <text:p>379874</text:p>
          </table:table-cell>
          <table:table-cell office:value-type="float" office:value="2752.453">
            <text:p>2752.453</text:p>
          </table:table-cell>
          <table:table-cell office:value-type="float" office:value="23416">
            <text:p>23416</text:p>
          </table:table-cell>
          <table:table-cell table:formula="of:=[.F31]/[.$F$1]" office:value-type="float" office:value="234.16">
            <text:p>234.16</text:p>
          </table:table-cell>
          <table:table-cell table:formula="of:=POWER(LOG([.F31];2)/LOG([.$F$1];2);[.$L$1])" office:value-type="float" office:value="1.2642148964102">
            <text:p>1.2642148964</text:p>
          </table:table-cell>
          <table:table-cell table:formula="of:=[.$D$1]*[.G31]*[.H31]" office:value-type="float" office:value="366779.386017688">
            <text:p>366779.386017688</text:p>
          </table:table-cell>
          <table:table-cell table:formula="of:=[.D31]/[.I31]" office:value-type="float" office:value="1.03570160832779">
            <text:p>1.0357016083</text:p>
          </table:table-cell>
          <table:table-cell table:number-columns-repeated="2"/>
        </table:table-row>
        <table:table-row table:style-name="ro1">
          <table:table-cell office:value-type="float" office:value="28099">
            <text:p>28099</text:p>
          </table:table-cell>
          <table:table-cell office:value-type="float" office:value="281">
            <text:p>281</text:p>
          </table:table-cell>
          <table:table-cell office:value-type="float" office:value="63.58">
            <text:p>63.58</text:p>
          </table:table-cell>
          <table:table-cell office:value-type="float" office:value="471203">
            <text:p>471203</text:p>
          </table:table-cell>
          <table:table-cell office:value-type="float" office:value="2873.452">
            <text:p>2873.452</text:p>
          </table:table-cell>
          <table:table-cell office:value-type="float" office:value="28099">
            <text:p>28099</text:p>
          </table:table-cell>
          <table:table-cell table:formula="of:=[.F32]/[.$F$1]" office:value-type="float" office:value="280.99">
            <text:p>280.99</text:p>
          </table:table-cell>
          <table:table-cell table:formula="of:=POWER(LOG([.F32];2)/LOG([.$F$1];2);[.$L$1])" office:value-type="float" office:value="1.27104424829022">
            <text:p>1.2710442483</text:p>
          </table:table-cell>
          <table:table-cell table:formula="of:=[.$D$1]*[.G32]*[.H32]" office:value-type="float" office:value="442509.746202238">
            <text:p>442509.746202238</text:p>
          </table:table-cell>
          <table:table-cell table:formula="of:=[.D32]/[.I32]" office:value-type="float" office:value="1.06484208324001">
            <text:p>1.0648420832</text:p>
          </table:table-cell>
          <table:table-cell table:number-columns-repeated="2"/>
        </table:table-row>
        <table:table-row table:style-name="ro1">
          <table:table-cell office:value-type="float" office:value="33718">
            <text:p>33718</text:p>
          </table:table-cell>
          <table:table-cell office:value-type="float" office:value="288">
            <text:p>288</text:p>
          </table:table-cell>
          <table:table-cell office:value-type="float" office:value="68.745">
            <text:p>68.745</text:p>
          </table:table-cell>
          <table:table-cell office:value-type="float" office:value="560339">
            <text:p>560339</text:p>
          </table:table-cell>
          <table:table-cell office:value-type="float" office:value="3009.631">
            <text:p>3009.631</text:p>
          </table:table-cell>
          <table:table-cell office:value-type="float" office:value="33718">
            <text:p>33718</text:p>
          </table:table-cell>
          <table:table-cell table:formula="of:=[.F33]/[.$F$1]" office:value-type="float" office:value="337.18">
            <text:p>337.18</text:p>
          </table:table-cell>
          <table:table-cell table:formula="of:=POWER(LOG([.F33];2)/LOG([.$F$1];2);[.$L$1])" office:value-type="float" office:value="1.27778842680689">
            <text:p>1.2777884268</text:p>
          </table:table-cell>
          <table:table-cell table:formula="of:=[.$D$1]*[.G33]*[.H33]" office:value-type="float" office:value="533816.585469177">
            <text:p>533816.585469177</text:p>
          </table:table-cell>
          <table:table-cell table:formula="of:=[.D33]/[.I33]" office:value-type="float" office:value="1.04968450822395">
            <text:p>1.0496845082</text:p>
          </table:table-cell>
          <table:table-cell table:number-columns-repeated="2"/>
        </table:table-row>
        <table:table-row table:style-name="ro1">
          <table:table-cell office:value-type="float" office:value="40461">
            <text:p>40461</text:p>
          </table:table-cell>
          <table:table-cell office:value-type="float" office:value="327">
            <text:p>327</text:p>
          </table:table-cell>
          <table:table-cell office:value-type="float" office:value="71.337">
            <text:p>71.337</text:p>
          </table:table-cell>
          <table:table-cell office:value-type="float" office:value="702666">
            <text:p>702666</text:p>
          </table:table-cell>
          <table:table-cell office:value-type="float" office:value="3152.824">
            <text:p>3152.824</text:p>
          </table:table-cell>
          <table:table-cell office:value-type="float" office:value="40461">
            <text:p>40461</text:p>
          </table:table-cell>
          <table:table-cell table:formula="of:=[.F34]/[.$F$1]" office:value-type="float" office:value="404.61">
            <text:p>404.61</text:p>
          </table:table-cell>
          <table:table-cell table:formula="of:=POWER(LOG([.F34];2)/LOG([.$F$1];2);[.$L$1])" office:value-type="float" office:value="1.28445087930424">
            <text:p>1.2844508793</text:p>
          </table:table-cell>
          <table:table-cell table:formula="of:=[.$D$1]*[.G34]*[.H34]" office:value-type="float" office:value="643910.369471083">
            <text:p>643910.369471083</text:p>
          </table:table-cell>
          <table:table-cell table:formula="of:=[.D34]/[.I34]" office:value-type="float" office:value="1.09124815085239">
            <text:p>1.0912481509</text:p>
          </table:table-cell>
          <table:table-cell table:number-columns-repeated="2"/>
        </table:table-row>
        <table:table-row table:style-name="ro1">
          <table:table-cell office:value-type="float" office:value="48553">
            <text:p>48553</text:p>
          </table:table-cell>
          <table:table-cell office:value-type="float" office:value="316">
            <text:p>316</text:p>
          </table:table-cell>
          <table:table-cell office:value-type="float" office:value="71.355">
            <text:p>71.355</text:p>
          </table:table-cell>
          <table:table-cell office:value-type="float" office:value="839053">
            <text:p>839053</text:p>
          </table:table-cell>
          <table:table-cell office:value-type="float" office:value="3258.463">
            <text:p>3258.463</text:p>
          </table:table-cell>
          <table:table-cell office:value-type="float" office:value="48553">
            <text:p>48553</text:p>
          </table:table-cell>
          <table:table-cell table:formula="of:=[.F35]/[.$F$1]" office:value-type="float" office:value="485.53">
            <text:p>485.53</text:p>
          </table:table-cell>
          <table:table-cell table:formula="of:=POWER(LOG([.F35];2)/LOG([.$F$1];2);[.$L$1])" office:value-type="float" office:value="1.29103404223089">
            <text:p>1.2910340422</text:p>
          </table:table-cell>
          <table:table-cell table:formula="of:=[.$D$1]*[.G35]*[.H35]" office:value-type="float" office:value="776649.504811686">
            <text:p>776649.504811686</text:p>
          </table:table-cell>
          <table:table-cell table:formula="of:=[.D35]/[.I35]" office:value-type="float" office:value="1.08034962335223">
            <text:p>1.0803496234</text:p>
          </table:table-cell>
          <table:table-cell table:number-columns-repeated="2"/>
        </table:table-row>
        <table:table-row table:style-name="ro1">
          <table:table-cell office:value-type="float" office:value="58263">
            <text:p>58263</text:p>
          </table:table-cell>
          <table:table-cell office:value-type="float" office:value="331">
            <text:p>331</text:p>
          </table:table-cell>
          <table:table-cell office:value-type="float" office:value="73.387">
            <text:p>73.387</text:p>
          </table:table-cell>
          <table:table-cell office:value-type="float" office:value="999181">
            <text:p>999181</text:p>
          </table:table-cell>
          <table:table-cell office:value-type="float" office:value="3388.059">
            <text:p>3388.059</text:p>
          </table:table-cell>
          <table:table-cell office:value-type="float" office:value="58263">
            <text:p>58263</text:p>
          </table:table-cell>
          <table:table-cell table:formula="of:=[.F36]/[.$F$1]" office:value-type="float" office:value="582.63">
            <text:p>582.63</text:p>
          </table:table-cell>
          <table:table-cell table:formula="of:=POWER(LOG([.F36];2)/LOG([.$F$1];2);[.$L$1])" office:value-type="float" office:value="1.29753957813895">
            <text:p>1.2975395781</text:p>
          </table:table-cell>
          <table:table-cell table:formula="of:=[.$D$1]*[.G36]*[.H36]" office:value-type="float" office:value="936666.015185347">
            <text:p>936666.015185347</text:p>
          </table:table-cell>
          <table:table-cell table:formula="of:=[.D36]/[.I36]" office:value-type="float" office:value="1.06674202309164">
            <text:p>1.0667420231</text:p>
          </table:table-cell>
          <table:table-cell table:number-columns-repeated="2"/>
        </table:table-row>
        <table:table-row table:style-name="ro1">
          <table:table-cell office:value-type="float" office:value="69915">
            <text:p>69915</text:p>
          </table:table-cell>
          <table:table-cell office:value-type="float" office:value="340">
            <text:p>340</text:p>
          </table:table-cell>
          <table:table-cell office:value-type="float" office:value="78.805">
            <text:p>78.805</text:p>
          </table:table-cell>
          <table:table-cell office:value-type="float" office:value="1246242">
            <text:p>1246242</text:p>
          </table:table-cell>
          <table:table-cell office:value-type="float" office:value="3542.946">
            <text:p>3542.946</text:p>
          </table:table-cell>
          <table:table-cell office:value-type="float" office:value="69915">
            <text:p>69915</text:p>
          </table:table-cell>
          <table:table-cell table:formula="of:=[.F37]/[.$F$1]" office:value-type="float" office:value="699.15">
            <text:p>699.15</text:p>
          </table:table-cell>
          <table:table-cell table:formula="of:=POWER(LOG([.F37];2)/LOG([.$F$1];2);[.$L$1])" office:value-type="float" office:value="1.30396994546475">
            <text:p>1.3039699455</text:p>
          </table:table-cell>
          <table:table-cell table:formula="of:=[.$D$1]*[.G37]*[.H37]" office:value-type="float" office:value="1129559.85775351">
            <text:p>1129559.85775351</text:p>
          </table:table-cell>
          <table:table-cell table:formula="of:=[.D37]/[.I37]" office:value-type="float" office:value="1.10329876849426">
            <text:p>1.1032987685</text:p>
          </table:table-cell>
          <table:table-cell table:number-columns-repeated="2"/>
        </table:table-row>
        <table:table-row table:style-name="ro1">
          <table:table-cell office:value-type="float" office:value="83898">
            <text:p>83898</text:p>
          </table:table-cell>
          <table:table-cell office:value-type="float" office:value="337">
            <text:p>337</text:p>
          </table:table-cell>
          <table:table-cell office:value-type="float" office:value="81.817">
            <text:p>81.817</text:p>
          </table:table-cell>
          <table:table-cell office:value-type="float" office:value="1490631">
            <text:p>1490631</text:p>
          </table:table-cell>
          <table:table-cell office:value-type="float" office:value="3680.826">
            <text:p>3680.826</text:p>
          </table:table-cell>
          <table:table-cell office:value-type="float" office:value="83898">
            <text:p>83898</text:p>
          </table:table-cell>
          <table:table-cell table:formula="of:=[.F38]/[.$F$1]" office:value-type="float" office:value="838.98">
            <text:p>838.98</text:p>
          </table:table-cell>
          <table:table-cell table:formula="of:=POWER(LOG([.F38];2)/LOG([.$F$1];2);[.$L$1])" office:value-type="float" office:value="1.31032745863416">
            <text:p>1.3103274586</text:p>
          </table:table-cell>
          <table:table-cell table:formula="of:=[.$D$1]*[.G38]*[.H38]" office:value-type="float" office:value="1362080.44021242">
            <text:p>1362080.44021242</text:p>
          </table:table-cell>
          <table:table-cell table:formula="of:=[.D38]/[.I38]" office:value-type="float" office:value="1.09437809691147">
            <text:p>1.0943780969</text:p>
          </table:table-cell>
          <table:table-cell table:number-columns-repeated="2"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12/28/2018</text:date>, <text:time>20:36:4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Dvorak</meta:initial-creator>
    <meta:creation-date>2018-12-27T14:02:52.02</meta:creation-date>
    <dc:date>2018-12-28T20:36:47.26</dc:date>
    <meta:editing-duration>PT16M2S</meta:editing-duration>
    <meta:editing-cycles>6</meta:editing-cycles>
    <meta:generator>OpenOffice/4.1.5$Win32 OpenOffice.org_project/415m1$Build-9789</meta:generator>
    <meta:document-statistic meta:table-count="3" meta:cell-count="382" meta:object-count="0"/>
  </office:meta>
</office:document-meta>
</file>